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0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4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6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5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36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font-size="16pt"/>
    </style:style>
    <style:style style:name="P4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17" draw:layer="layout" svg:width="0.499cm" svg:height="0.124cm" svg:x="55.25cm" svg:y="25.93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17" draw:layer="layout" svg:width="0.499cm" svg:height="0.124cm" svg:x="55.25cm" svg:y="26.93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19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19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6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6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17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1" draw:layer="layout" svg:width="15cm" svg:height="4.25cm" svg:x="42cm" svg:y="2.5cm">
          <text:p text:style-name="P20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0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2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8"><text:span text:style-name="T4">static std::pair&lt;std::vector&lt;std::string&gt;, ErrorCode&gt; readMultipleTextFiles(const std::vector&lt;std::string&gt;&amp; filePaths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19" draw:layer="layout" draw:line-skew="-4.75cm" svg:x1="21.5cm" svg:y1="7.841cm" svg:x2="43cm" svg:y2="7.25cm" draw:start-shape="id8" draw:start-glue-point="1" draw:end-shape="id9" draw:end-glue-point="3" svg:d="M21500 7841h6000v-591h15500" svg:viewBox="0 0 21501 592">
          <text:p/>
        </draw:connector>
        <draw:custom-shape draw:name="Multi-Document" draw:style-name="gr100" draw:text-style-name="P22" xml:id="id10" draw:id="id10" draw:layer="layout" svg:width="2.973cm" svg:height="1.982cm" svg:x="28.25cm" svg:y="7.5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19" draw:layer="layout" draw:line-skew="0cm -0.015cm 1.235cm" svg:x1="56cm" svg:y1="7.25cm" svg:x2="31.223cm" svg:y2="8.491cm" draw:start-shape="id9" draw:start-glue-point="1" draw:end-shape="id10" draw:end-glue-point="7" svg:d="M56000 7250h265v1250h-17918v-9h-7124" svg:viewBox="0 0 25043 1251">
          <text:p/>
        </draw:connector>
        <draw:connector draw:name="Connector-Standard 11" draw:style-name="gr102" draw:text-style-name="P19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19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19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2" xml:id="id18" draw:id="id18" draw:layer="layout" svg:width="3cm" svg:height="2cm" svg:x="38.5cm" svg:y="4cm">
          <text:p text:style-name="P11"><text:span text:style-name="T7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3" draw:layer="layout" svg:width="15cm" svg:height="8.341cm" svg:x="4.75cm" svg:y="25.249cm">
          <text:p/>
        </draw:rect>
        <draw:frame draw:style-name="gr107" draw:text-style-name="P25" draw:layer="layout" svg:width="15cm" svg:height="8.341cm" svg:x="4.75cm" svg:y="25.249cm">
          <draw:text-box>
            <text:p text:style-name="P24"><text:span text:style-name="T6">SearchEngine (SE)</text:span></text:p>
          </draw:text-box>
        </draw:frame>
        <draw:rect draw:style-name="gr108" draw:text-style-name="P26" draw:layer="layout" svg:width="15cm" svg:height="0.545cm" svg:x="4.75cm" svg:y="26.249cm">
          <text:p/>
        </draw:rect>
        <draw:frame draw:style-name="gr109" draw:text-style-name="P28" draw:layer="layout" svg:width="15cm" svg:height="0.649cm" svg:x="4.75cm" svg:y="26.249cm">
          <draw:text-box>
            <text:p text:style-name="P27"><text:span text:style-name="T2">Организует взаимодействие между другими классами</text:span></text:p>
          </draw:text-box>
        </draw:frame>
        <draw:rect draw:style-name="gr110" draw:text-style-name="P29" draw:layer="layout" svg:width="15cm" svg:height="8.5cm" svg:x="4.75cm" svg:y="26.75cm">
          <text:p/>
        </draw:rect>
        <draw:frame draw:style-name="gr111" draw:text-style-name="P30" draw:layer="layout" svg:width="15cm" svg:height="8.5cm" svg:x="4.75cm" svg:y="26.75cm">
          <draw:text-box>
            <text:p text:style-name="P24"><text:span text:style-name="T3">public:</text:span></text:p>
          </draw:text-box>
        </draw:frame>
        <draw:rect draw:style-name="gr112" draw:text-style-name="P31" draw:layer="layout" svg:width="13cm" svg:height="0.818cm" svg:x="5.75cm" svg:y="31.432cm">
          <text:p/>
        </draw:rect>
        <draw:frame draw:style-name="gr113" draw:text-style-name="P32" draw:layer="layout" svg:width="13cm" svg:height="0.895cm" svg:x="5.75cm" svg:y="31.432cm">
          <draw:text-box>
            <text:p text:style-name="P27"><text:span text:style-name="T4">//Рассчитать релевантность ответов, при изменении запросов</text:span></text:p>
            <text:p text:style-name="P27"><text:span text:style-name="T4">void searchModifiedRequests();</text:span></text:p>
          </draw:text-box>
        </draw:frame>
        <draw:rect draw:style-name="gr114" draw:text-style-name="P31" draw:layer="layout" svg:width="13cm" svg:height="0.818cm" svg:x="5.75cm" svg:y="30.432cm">
          <text:p/>
        </draw:rect>
        <draw:frame draw:style-name="gr115" draw:text-style-name="P32" draw:layer="layout" svg:width="13cm" svg:height="0.895cm" svg:x="5.75cm" svg:y="30.432cm">
          <draw:text-box>
            <text:p text:style-name="P27"><text:span text:style-name="T4">//Рассчитать релевантность ответов, при изменении документов</text:span></text:p>
            <text:p text:style-name="P27"><text:span text:style-name="T4">void searchModifiedDocuments();</text:span></text:p>
          </draw:text-box>
        </draw:frame>
        <draw:rect draw:style-name="gr116" draw:text-style-name="P31" draw:layer="layout" svg:width="13cm" svg:height="0.818cm" svg:x="5.75cm" svg:y="29.432cm">
          <text:p/>
        </draw:rect>
        <draw:frame draw:style-name="gr117" draw:text-style-name="P32" draw:layer="layout" svg:width="13cm" svg:height="0.895cm" svg:x="5.75cm" svg:y="29.432cm">
          <draw:text-box>
            <text:p text:style-name="P27"><text:span text:style-name="T4">//Рассчитать релевантность ответов</text:span></text:p>
            <text:p text:style-name="P27"><text:span text:style-name="T4">void searchModifiedAll();</text:span></text:p>
          </draw:text-box>
        </draw:frame>
        <draw:rect draw:style-name="gr118" draw:text-style-name="P33" draw:layer="layout" svg:width="13cm" svg:height="2.251cm" svg:x="5.75cm" svg:y="26.999cm">
          <text:p/>
        </draw:rect>
        <draw:frame draw:style-name="gr119" draw:text-style-name="P34" xml:id="id20" draw:id="id20" draw:layer="layout" svg:width="13cm" svg:height="2.506cm" svg:x="5.75cm" svg:y="26.999cm">
          <draw:text-box>
            <text:p text:style-name="P27"><text:span text:style-name="T4">//Инициализирует объекты всех классов</text:span></text:p>
            <text:p text:style-name="P27"><text:span text:style-name="T4">SearchEngine(const std::string&amp; in_configFilePath, const std::string&amp; in_requestsFilePath, const std::string&amp; in_answersFilePath, int in_precision, int in_formatByWidth)</text:span></text:p>
            <text:p text:style-name="P27"><text:span text:style-name="T4">SearchEngine(std::string&amp;&amp; in_configFilePath, std::string&amp;&amp; in_requestsFilePath, std::string&amp;&amp; in_answersFilePath, int in_precision, int in_formatByWidth)</text:span></text:p>
          </draw:text-box>
        </draw:frame>
        <draw:rect draw:style-name="gr120" draw:text-style-name="P31" draw:layer="layout" svg:width="13cm" svg:height="1.091cm" svg:x="5.75cm" svg:y="32.408cm">
          <text:p/>
        </draw:rect>
        <draw:frame draw:style-name="gr121" draw:text-style-name="P32" draw:layer="layout" svg:width="13cm" svg:height="1.217cm" svg:x="5.75cm" svg:y="32.408cm">
          <draw:text-box>
            <text:p text:style-name="P27"><text:span text:style-name="T4">//Преобразовать базу релевантности ответов в другой тип</text:span></text:p>
            <text:p text:style-name="P27"><text:span text:style-name="T4">std::vector&lt;std::vector&lt;std::pair&lt;std::uint64_t, float&gt;&gt;&gt; exportRelevantResponses();</text:span></text:p>
          </draw:text-box>
        </draw:frame>
        <draw:rect draw:style-name="gr122" draw:text-style-name="P35" draw:layer="layout" svg:width="15cm" svg:height="5.5cm" svg:x="4.75cm" svg:y="33.75cm">
          <text:p/>
        </draw:rect>
        <draw:frame draw:style-name="gr123" draw:text-style-name="P36" draw:layer="layout" svg:width="15cm" svg:height="5.75cm" svg:x="4.75cm" svg:y="33.75cm">
          <draw:text-box>
            <text:p text:style-name="P24"><text:span text:style-name="T3">private:</text:span></text:p>
          </draw:text-box>
        </draw:frame>
        <draw:rect draw:style-name="gr124" draw:text-style-name="P31" draw:layer="layout" svg:width="13cm" svg:height="0.75cm" svg:x="5.75cm" svg:y="34.25cm">
          <text:p/>
        </draw:rect>
        <draw:frame draw:style-name="gr125" draw:text-style-name="P32" draw:layer="layout" svg:width="13cm" svg:height="0.895cm" svg:x="5.75cm" svg:y="34.25cm">
          <draw:text-box>
            <text:p text:style-name="P27"><text:span text:style-name="T4">//JSON-объекты</text:span></text:p>
            <text:p text:style-name="P27"><text:span text:style-name="T4">ConverterJSON converterJSONObj;</text:span></text:p>
          </draw:text-box>
        </draw:frame>
        <draw:rect draw:style-name="gr126" draw:text-style-name="P31" draw:layer="layout" svg:width="13cm" svg:height="0.75cm" svg:x="5.75cm" svg:y="35.25cm">
          <text:p/>
        </draw:rect>
        <draw:frame draw:style-name="gr127" draw:text-style-name="P32" draw:layer="layout" svg:width="13cm" svg:height="0.895cm" svg:x="5.75cm" svg:y="35.25cm">
          <draw:text-box>
            <text:p text:style-name="P27"><text:span text:style-name="T4">//Документы</text:span></text:p>
            <text:p text:style-name="P27"><text:span text:style-name="T4">Documents documentsObj;</text:span></text:p>
          </draw:text-box>
        </draw:frame>
        <draw:rect draw:style-name="gr128" draw:text-style-name="P31" draw:layer="layout" svg:width="13cm" svg:height="0.75cm" svg:x="5.75cm" svg:y="36.25cm">
          <text:p/>
        </draw:rect>
        <draw:frame draw:style-name="gr129" draw:text-style-name="P32" draw:layer="layout" svg:width="13cm" svg:height="0.895cm" svg:x="5.75cm" svg:y="36.25cm">
          <draw:text-box>
            <text:p text:style-name="P27"><text:span text:style-name="T4">//Инвертированный индекс</text:span></text:p>
            <text:p text:style-name="P27"><text:span text:style-name="T4">InvertedIndex invertedIndexObj;</text:span></text:p>
          </draw:text-box>
        </draw:frame>
        <draw:rect draw:style-name="gr130" draw:text-style-name="P31" draw:layer="layout" svg:width="13cm" svg:height="0.75cm" svg:x="5.75cm" svg:y="37.25cm">
          <text:p/>
        </draw:rect>
        <draw:frame draw:style-name="gr131" draw:text-style-name="P32" draw:layer="layout" svg:width="13cm" svg:height="0.895cm" svg:x="5.75cm" svg:y="37.25cm">
          <draw:text-box>
            <text:p text:style-name="P27"><text:span text:style-name="T4">//Запросы</text:span></text:p>
            <text:p text:style-name="P27"><text:span text:style-name="T4">Requests requestsObj;</text:span></text:p>
          </draw:text-box>
        </draw:frame>
        <draw:rect draw:style-name="gr132" draw:text-style-name="P31" draw:layer="layout" svg:width="13cm" svg:height="0.75cm" svg:x="5.75cm" svg:y="38.25cm">
          <text:p/>
        </draw:rect>
        <draw:frame draw:style-name="gr133" draw:text-style-name="P32" draw:layer="layout" svg:width="13cm" svg:height="0.895cm" svg:x="5.75cm" svg:y="38.25cm">
          <draw:text-box>
            <text:p text:style-name="P27"><text:span text:style-name="T4">//Релевантные ответы</text:span></text:p>
            <text:p text:style-name="P27"><text:span text:style-name="T4">RelevantResponse relevantResponseObj;</text:span></text:p>
          </draw:text-box>
        </draw:frame>
        <draw:g draw:name="edit-link 2" draw:style-name="gr21">
          <draw:custom-shape draw:style-name="gr134" draw:text-style-name="P16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5" draw:text-style-name="P17" draw:layer="layout" svg:width="0.499cm" svg:height="0.124cm" svg:x="54.25cm" svg:y="37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8" draw:text-style-name="P16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9" draw:text-style-name="P17" draw:layer="layout" svg:width="0.499cm" svg:height="0.124cm" svg:x="54.25cm" svg:y="38.184cm" svg:viewBox="0 0 500 125" draw:points="0,125 500,125 500,0 0,0">
            <text:p/>
          </draw:polygon>
          <draw:polyline draw:style-name="gr140" draw:text-style-name="P18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41" draw:text-style-name="P18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2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3" draw:text-style-name="P37" draw:layer="layout" svg:width="19cm" svg:height="1.673cm" svg:x="22cm" svg:y="0cm">
          <draw:text-box>
            <text:p><text:span text:style-name="T8">Схема интерфейсов классов</text:span></text:p>
          </draw:text-box>
        </draw:frame>
        <draw:custom-shape draw:style-name="gr144" draw:text-style-name="P39" draw:layer="layout" svg:width="13cm" svg:height="8cm" svg:x="8.5cm" svg:y="16cm">
          <text:p text:style-name="P38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" draw:layer="layout" svg:width="11.483cm" svg:height="0.75cm" svg:x="9.741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4" draw:layer="layout" svg:width="11.483cm" svg:height="0.75cm" svg:x="9.741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9" draw:layer="layout" svg:width="11.483cm" svg:height="0.75cm" svg:x="9.758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9" draw:layer="layout" svg:width="11.483cm" svg:height="0.724cm" svg:x="9.758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10" draw:layer="layout" svg:width="11.483cm" svg:height="1.66cm" svg:x="9.741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16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4" draw:text-style-name="P9" draw:layer="layout" svg:width="13cm" svg:height="2cm" svg:x="43cm" svg:y="12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4" draw:layer="layout" svg:width="13cm" svg:height="1.75cm" svg:x="43cm" svg:y="4.25cm">
          <text:p text:style-name="P3"><text:span text:style-name="T4">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9" draw:layer="layout" svg:width="13cm" svg:height="1.5cm" svg:x="43cm" svg:y="8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9" draw:layer="layout" svg:width="13cm" svg:height="1.5cm" svg:x="43cm" svg:y="10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7" draw:layer="layout" svg:width="15cm" svg:height="2.75cm" svg:x="42cm" svg:y="14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9" draw:layer="layout" svg:width="13cm" svg:height="2cm" svg:x="43cm" svg:y="1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14" draw:layer="layout" svg:width="15cm" svg:height="4cm" svg:x="23cm" svg:y="1.7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2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4" draw:text-style-name="P19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5" draw:text-style-name="P19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6" draw:text-style-name="P19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7" draw:text-style-name="P22" xml:id="id13" draw:id="id13" draw:layer="layout" svg:width="2.973cm" svg:height="1.982cm" svg:x="1.277cm" svg:y="7.01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8" draw:text-style-name="P22" xml:id="id19" draw:id="id19" draw:layer="layout" svg:width="2.973cm" svg:height="1.982cm" svg:x="1.277cm" svg:y="2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9" draw:text-style-name="P19" draw:layer="layout" draw:line-skew="1.25cm 6.746cm" svg:x1="18.75cm" svg:y1="28.252cm" svg:x2="2.764cm" svg:y2="8.844cm" draw:start-shape="id20" draw:start-glue-point="1" draw:end-shape="id13" draw:end-glue-point="6" svg:d="M18750 28252h1500v-3502h-17486v-15906" svg:viewBox="0 0 17487 19409">
          <text:p/>
        </draw:connector>
        <draw:connector draw:name="Connector-Standard 10" draw:style-name="gr170" draw:text-style-name="P19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71" draw:text-style-name="P22" draw:layer="layout" svg:width="1.3cm" svg:height="1.3cm" svg:x="31.75cm" svg:y="19.25cm">
          <text:p text:style-name="P11"><text:span text:style-name="T7">SE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2" draw:text-style-name="P19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3" draw:text-style-name="P22" draw:layer="layout" svg:width="1.3cm" svg:height="1.3cm" svg:x="39.5cm" svg:y="24.2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4" draw:text-style-name="P22" draw:layer="layout" svg:width="1.3cm" svg:height="1.3cm" svg:x="40.455cm" svg:y="30.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5" draw:text-style-name="P22" draw:layer="layout" svg:width="1.3cm" svg:height="1.3cm" svg:x="33.455cm" svg:y="6.82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6" draw:text-style-name="P22" draw:layer="layout" svg:width="1.3cm" svg:height="1.3cm" svg:x="39.205cm" svg:y="8.0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7" draw:text-style-name="P22" draw:layer="layout" svg:width="1.3cm" svg:height="1.3cm" svg:x="23.5cm" svg:y="9.5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8" draw:text-style-name="P19" draw:layer="layout" svg:x1="23.999cm" svg:y1="23.968cm" svg:x2="25.5cm" svg:y2="24cm" svg:d="M23999 23968h751v32h750" svg:viewBox="0 0 1502 33">
          <text:p/>
        </draw:connector>
        <draw:custom-shape draw:name="On-Page-Reference 7" draw:style-name="gr179" draw:text-style-name="P22" draw:layer="layout" svg:width="1.3cm" svg:height="1.3cm" svg:x="23.455cm" svg:y="23.575cm">
          <text:p text:style-name="P11"><text:span text:style-name="T7">SE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80" draw:text-style-name="P19" draw:layer="layout" svg:x1="23.999cm" svg:y1="16.248cm" svg:x2="25.5cm" svg:y2="16.25cm" svg:d="M23999 16248h751v2h750" svg:viewBox="0 0 1502 3">
          <text:p/>
        </draw:connector>
        <draw:custom-shape draw:name="On-Page-Reference 8" draw:style-name="gr181" draw:text-style-name="P22" draw:layer="layout" svg:width="1.3cm" svg:height="1.3cm" svg:x="23.25cm" svg:y="15.825cm">
          <text:p text:style-name="P11"><text:span text:style-name="T7">SE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2" draw:text-style-name="P19" draw:layer="layout" svg:x1="23.999cm" svg:y1="38.5cm" svg:x2="25.5cm" svg:y2="38.502cm" svg:d="M23999 38500h751v2h750" svg:viewBox="0 0 1502 3">
          <text:p/>
        </draw:connector>
        <draw:custom-shape draw:name="On-Page-Reference 9" draw:style-name="gr183" draw:text-style-name="P22" draw:layer="layout" svg:width="1.3cm" svg:height="1.3cm" svg:x="23cm" svg:y="38.075cm">
          <text:p text:style-name="P11"><text:span text:style-name="T7">SE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4" draw:text-style-name="P22" draw:layer="layout" svg:width="1.3cm" svg:height="1.3cm" svg:x="22.705cm" svg:y="29.5cm">
          <text:p text:style-name="P11"><text:span text:style-name="T7">SE</text:span></text:p>
          <text:p text:style-name="P11"><text:span text:style-name="T7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5" draw:text-style-name="P19" draw:layer="layout" svg:x1="41.71cm" svg:y1="22.941cm" svg:x2="43cm" svg:y2="23.002cm" svg:d="M41710 22941h645v61h645" svg:viewBox="0 0 1291 62">
          <text:p/>
        </draw:connector>
        <draw:custom-shape draw:name="On-Page-Reference 11" draw:style-name="gr186" draw:text-style-name="P22" draw:layer="layout" svg:width="1.3cm" svg:height="1.3cm" svg:x="40.955cm" svg:y="22.575cm">
          <text:p text:style-name="P11"><text:span text:style-name="T7">SE</text:span></text:p>
          <text:p text:style-name="P11"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7" draw:text-style-name="P22" draw:layer="layout" svg:width="1.3cm" svg:height="1.3cm" svg:x="22.25cm" svg:y="6.25cm">
          <text:p text:style-name="P11"><text:span text:style-name="T7">SE</text:span></text:p>
          <text:p text:style-name="P11"><text:span text:style-name="T7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8" draw:text-style-name="P22" draw:layer="layout" svg:width="1.3cm" svg:height="1.3cm" svg:x="5.75cm" svg:y="8cm">
          <text:p text:style-name="P11"><text:span text:style-name="T7">SE</text:span></text:p>
          <text:p text:style-name="P11"><text:span text:style-name="T7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9" draw:text-style-name="P22" draw:layer="layout" svg:width="1.3cm" svg:height="1.3cm" svg:x="2.2cm" svg:y="15.9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90" draw:text-style-name="P22" draw:layer="layout" svg:width="1.3cm" svg:height="1.3cm" svg:x="21.75cm" svg:y="25.07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91" draw:text-style-name="P22" draw:layer="layout" svg:width="1.3cm" svg:height="1.3cm" svg:x="20.75cm" svg:y="31.45cm">
          <text:p text:style-name="P11"><text:span text:style-name="T7">SE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2" draw:text-style-name="P22" draw:layer="layout" svg:width="1.3cm" svg:height="1.3cm" svg:x="4cm" svg:y="4.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3" draw:text-style-name="P16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4" draw:text-style-name="P17" draw:layer="layout" svg:width="0.499cm" svg:height="0.124cm" svg:x="20.5cm" svg:y="14.434cm" svg:viewBox="0 0 500 125" draw:points="0,125 500,125 500,0 0,0">
            <text:p/>
          </draw:polygon>
          <draw:polyline draw:style-name="gr195" draw:text-style-name="P18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6" draw:text-style-name="P18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7" draw:text-style-name="P16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8" draw:text-style-name="P17" draw:layer="layout" svg:width="0.499cm" svg:height="0.124cm" svg:x="20.5cm" svg:y="13.434cm" svg:viewBox="0 0 500 125" draw:points="0,125 500,125 500,0 0,0">
            <text:p/>
          </draw:polygon>
          <draw:polyline draw:style-name="gr199" draw:text-style-name="P18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200" draw:text-style-name="P18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201" draw:text-style-name="P16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2" draw:text-style-name="P17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3" draw:text-style-name="P17" draw:layer="layout" svg:width="0.499cm" svg:height="0.499cm" svg:x="20.5cm" svg:y="23.25cm" svg:viewBox="0 0 500 500" draw:points="0,500 500,500 500,0 0,0">
            <text:p/>
          </draw:polygon>
          <draw:path draw:style-name="gr204" draw:text-style-name="P17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5" draw:text-style-name="P18" draw:layer="layout" svg:x1="20.75cm" svg:y1="23.5cm" svg:x2="20.75cm" svg:y2="23.625cm">
            <text:p/>
          </draw:line>
        </draw:g>
        <draw:g draw:name="emblem-information" draw:style-name="gr21">
          <draw:custom-shape draw:style-name="gr206" draw:text-style-name="P16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7" draw:text-style-name="P40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7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9" draw:text-style-name="P17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10" draw:text-style-name="P16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211" draw:text-style-name="P17" draw:layer="layout" svg:x1="20.5cm" svg:y1="22.374cm" svg:x2="20.75cm" svg:y2="22.375cm">
            <text:p/>
          </draw:line>
          <draw:line draw:style-name="gr212" draw:text-style-name="P17" draw:layer="layout" svg:x1="20.687cm" svg:y1="22.625cm" svg:x2="21cm" svg:y2="22.625cm">
            <text:p/>
          </draw:line>
          <draw:custom-shape draw:style-name="gr213" draw:text-style-name="P17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7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5" draw:text-style-name="P17" draw:layer="layout" svg:x1="20.5cm" svg:y1="22.625cm" svg:x2="20.562cm" svg:y2="22.625cm">
            <text:p/>
          </draw:line>
          <draw:line draw:style-name="gr216" draw:text-style-name="P17" draw:layer="layout" svg:x1="21cm" svg:y1="22.375cm" svg:x2="20.875cm" svg:y2="22.375cm">
            <text:p/>
          </draw:line>
        </draw:g>
        <draw:connector draw:name="Connector-Standard 19" draw:style-name="gr217" draw:text-style-name="P19" draw:layer="layout" svg:x1="24.25cm" svg:y1="31.718cm" svg:x2="25.751cm" svg:y2="31.75cm" svg:d="M24250 31718h751v32h750" svg:viewBox="0 0 1502 33">
          <text:p/>
        </draw:connector>
        <draw:custom-shape draw:name="On-Page-Reference 17" draw:style-name="gr218" draw:text-style-name="P22" draw:layer="layout" svg:width="1.3cm" svg:height="1.3cm" svg:x="23.5cm" svg:y="31.2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9" draw:text-style-name="P19" draw:layer="layout" svg:x1="41.5cm" svg:y1="13.468cm" svg:x2="43.001cm" svg:y2="13.5cm" svg:d="M41500 13468h751v32h750" svg:viewBox="0 0 1502 33">
          <text:p/>
        </draw:connector>
        <draw:custom-shape draw:name="On-Page-Reference 18" draw:style-name="gr220" draw:text-style-name="P22" draw:layer="layout" svg:width="1.3cm" svg:height="1.3cm" svg:x="40.2cm" svg:y="12.75cm">
          <text:p text:style-name="P11"><text:span text:style-name="T7">CJ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21" draw:text-style-name="P19" draw:layer="layout" svg:x1="41.499cm" svg:y1="11.25cm" svg:x2="43cm" svg:y2="11.282cm" svg:d="M41499 11250h751v32h750" svg:viewBox="0 0 1502 33">
          <text:p/>
        </draw:connector>
        <draw:connector draw:name="Connector-Standard 22" draw:style-name="gr222" draw:text-style-name="P19" draw:layer="layout" svg:x1="41.5cm" svg:y1="9.718cm" svg:x2="43.001cm" svg:y2="9.75cm" svg:d="M41500 9718h751v32h750" svg:viewBox="0 0 1502 33">
          <text:p/>
        </draw:connector>
        <draw:custom-shape draw:name="On-Page-Reference 19" draw:style-name="gr223" draw:text-style-name="P22" draw:layer="layout" svg:width="1.3cm" svg:height="1.3cm" svg:x="40.25cm" svg:y="10.75cm">
          <text:p text:style-name="P11"><text:span text:style-name="T7">CJ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4" draw:text-style-name="P22" draw:layer="layout" svg:width="1.3cm" svg:height="1.3cm" svg:x="40.25cm" svg:y="9.2cm">
          <text:p text:style-name="P11"><text:span text:style-name="T7">CJ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5" draw:text-style-name="P22" draw:layer="layout" svg:width="1.3cm" svg:height="1.3cm" svg:x="1.25cm" svg:y="39.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6" draw:text-style-name="P22" draw:layer="layout" svg:width="1.3cm" svg:height="1.3cm" svg:x="2.95cm" svg:y="39.5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7" draw:text-style-name="P41" draw:layer="layout" svg:width="10.25cm" svg:height="0.878cm" svg:x="4.25cm" svg:y="39.75cm">
          <draw:text-box>
            <text:p><text:span text:style-name="T9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8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2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3" draw:layer="layout" svg:width="13cm" svg:height="6.25cm" svg:x="4.5cm" svg:y="17.25cm">
          <text:p text:style-name="P42"><text:span text:style-name="T10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9" draw:layer="layout" svg:width="11.483cm" svg:height="0.75cm" svg:x="5.76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9" draw:layer="layout" svg:width="11.483cm" svg:height="1.25cm" svg:x="5.758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15" xml:id="id34" draw:id="id34" draw:layer="layout" svg:width="11.483cm" svg:height="1cm" svg:x="5.741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16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2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3" draw:layer="layout" svg:width="13cm" svg:height="1.75cm" svg:x="4.5cm" svg:y="23.75cm">
          <text:p text:style-name="P42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0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1" draw:layer="layout" svg:width="13cm" svg:height="5cm" svg:x="21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0" draw:layer="layout" svg:width="11.483cm" svg:height="1cm" svg:x="22.74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16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8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21" draw:layer="layout" svg:width="15cm" svg:height="7.591cm" svg:x="42cm" svg:y="7.25cm">
          <text:p text:style-name="P20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6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3" draw:layer="layout" svg:width="13cm" svg:height="6cm" svg:x="43.5cm" svg:y="11.25cm">
          <text:p text:style-name="P42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0" xml:id="id24" draw:id="id24" draw:layer="layout" svg:width="11.483cm" svg:height="1cm" svg:x="44.745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16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4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21" draw:layer="layout" svg:width="15cm" svg:height="7.591cm" svg:x="42cm" svg:y="25cm">
          <text:p text:style-name="P20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3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1" draw:layer="layout" svg:width="13cm" svg:height="5cm" svg:x="43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0" xml:id="id26" draw:id="id26" draw:layer="layout" svg:width="11.483cm" svg:height="1cm" svg:x="44.74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16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43" draw:layer="layout" svg:width="15cm" svg:height="6.653cm" svg:x="21cm" svg:y="3cm">
          <text:p text:style-name="P42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10" xml:id="id35" draw:id="id35" draw:layer="layout" svg:width="13.249cm" svg:height="1.597cm" svg:x="22.433cm" svg:y="5.129cm">
          <text:p text:style-name="P8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43" draw:layer="layout" svg:width="13.25cm" svg:height="3.593cm" svg:x="22.5cm" svg:y="8.855cm">
          <text:p text:style-name="P42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9" draw:layer="layout" svg:width="11.703cm" svg:height="1.596cm" svg:x="23.702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10" xml:id="id37" draw:id="id37" draw:layer="layout" svg:width="11.703cm" svg:height="1.128cm" svg:x="23.702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4" draw:layer="layout" svg:width="11.703cm" svg:height="0.798cm" svg:x="23.702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0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1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4" draw:text-style-name="P44" draw:layer="layout" svg:x1="2cm" svg:y1="2cm" svg:x2="37cm" svg:y2="2cm">
          <text:p/>
        </draw:line>
        <draw:line draw:style-name="gr324" draw:text-style-name="P44" draw:layer="layout" svg:x1="2cm" svg:y1="2cm" svg:x2="2cm" svg:y2="40cm">
          <text:p/>
        </draw:line>
        <draw:line draw:style-name="gr324" draw:text-style-name="P44" draw:layer="layout" svg:x1="2cm" svg:y1="40cm" svg:x2="37cm" svg:y2="40cm">
          <text:p/>
        </draw:line>
        <draw:line draw:style-name="gr324" draw:text-style-name="P44" draw:layer="layout" svg:x1="37cm" svg:y1="2cm" svg:x2="37cm" svg:y2="40cm">
          <text:p/>
        </draw:line>
        <draw:line draw:style-name="gr324" draw:text-style-name="P44" draw:layer="layout" svg:x1="58cm" svg:y1="2cm" svg:x2="58cm" svg:y2="40cm">
          <text:p/>
        </draw:line>
        <draw:line draw:style-name="gr324" draw:text-style-name="P44" draw:layer="layout" svg:x1="41cm" svg:y1="2cm" svg:x2="41cm" svg:y2="40cm">
          <text:p/>
        </draw:line>
        <draw:line draw:style-name="gr324" draw:text-style-name="P44" draw:layer="layout" svg:x1="41cm" svg:y1="2cm" svg:x2="58cm" svg:y2="2cm">
          <text:p/>
        </draw:line>
        <draw:line draw:style-name="gr324" draw:text-style-name="P44" draw:layer="layout" svg:x1="41cm" svg:y1="40cm" svg:x2="58cm" svg:y2="40cm">
          <text:p/>
        </draw:line>
        <draw:frame draw:style-name="gr325" draw:text-style-name="P41" draw:layer="layout" svg:width="10cm" svg:height="1cm" svg:x="2cm" svg:y="2cm">
          <draw:text-box>
            <text:p><text:span text:style-name="T9">Процесс search-engine.exe</text:span></text:p>
          </draw:text-box>
        </draw:frame>
        <draw:frame draw:style-name="gr325" draw:text-style-name="P41" draw:layer="layout" svg:width="10cm" svg:height="1cm" svg:x="41cm" svg:y="2cm">
          <draw:text-box>
            <text:p><text:span text:style-name="T9">Процесс logger-monitor.exe</text:span></text:p>
          </draw:text-box>
        </draw:frame>
        <draw:custom-shape draw:style-name="gr326" draw:text-style-name="P45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327" draw:text-style-name="P46" draw:layer="layout" svg:width="6cm" svg:height="1.207cm" svg:x="35.5cm" svg:y="28.5cm">
          <draw:text-box>
            <text:p text:style-name="P27"><text:span text:style-name="T11">boost::interprocess::message_queue</text:span></text:p>
          </draw:text-box>
        </draw:frame>
        <draw:custom-shape draw:name="Multi-Document 4" draw:style-name="gr328" draw:text-style-name="P22" xml:id="id22" draw:id="id22" draw:layer="layout" svg:width="2.973cm" svg:height="1.982cm" svg:x="38.5cm" svg:y="8.5cm">
          <text:p text:style-name="P11"><text:span text:style-name="T7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9" draw:text-style-name="P19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30" draw:text-style-name="P19" draw:layer="layout" draw:line-skew="0.735cm -4.625cm -3.233cm" svg:x1="56.5cm" svg:y1="9.375cm" svg:x2="44.746cm" svg:y2="14cm" draw:start-shape="id23" draw:start-glue-point="1" draw:end-shape="id24" draw:end-glue-point="3" svg:d="M56500 9375h1000v-2375h-16252v7000h3498" svg:viewBox="0 0 16253 7001">
          <text:p/>
        </draw:connector>
        <draw:connector draw:name="Connector-Standard 25" draw:style-name="gr331" draw:text-style-name="P19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2" draw:text-style-name="P19" draw:layer="layout" draw:line-skew="0.735cm 0cm -2.983cm" svg:x1="56.5cm" svg:y1="27.875cm" svg:x2="44.746cm" svg:y2="34.75cm" draw:start-shape="id25" draw:start-glue-point="1" draw:end-shape="id26" draw:end-glue-point="3" svg:d="M56500 27875h1000v3750h-16002v3125h3248" svg:viewBox="0 0 16003 6876">
          <text:p/>
        </draw:connector>
        <draw:connector draw:name="Connector-Standard 27" draw:style-name="gr333" draw:text-style-name="P19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4" draw:text-style-name="P22" draw:layer="layout" svg:width="1.5cm" svg:height="1.5cm" svg:x="40.5cm" svg:y="11.75cm">
          <text:p text:style-name="P11"><text:span text:style-name="T7">LM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5" draw:text-style-name="P22" draw:layer="layout" svg:width="1.5cm" svg:height="1.5cm" svg:x="40.75cm" svg:y="23.25cm">
          <text:p text:style-name="P11"><text:span text:style-name="T7">LM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6" draw:text-style-name="P22" draw:layer="layout" svg:width="1.5cm" svg:height="1.5cm" svg:x="40.75cm" svg:y="32.5cm">
          <text:p text:style-name="P11"><text:span text:style-name="T7">MR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7" draw:text-style-name="P22" draw:layer="layout" svg:width="1.5cm" svg:height="1.5cm" svg:x="56.75cm" svg:y="36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8" draw:text-style-name="P22" draw:layer="layout" svg:width="1.5cm" svg:height="1.5cm" svg:x="2cm" svg:y="40.25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9" draw:text-style-name="P41" draw:layer="layout" svg:width="9.777cm" svg:height="0.878cm" svg:x="3.75cm" svg:y="40.622cm">
          <draw:text-box>
            <text:p><text:span text:style-name="T9"><text:s/>- шаги алгоритмов работы классов</text:span></text:p>
          </draw:text-box>
        </draw:frame>
        <draw:connector draw:name="Connector-Standard 28" draw:style-name="gr340" draw:text-style-name="P19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41" draw:text-style-name="P19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2" draw:text-style-name="P22" draw:layer="layout" svg:width="1.5cm" svg:height="1.5cm" svg:x="39.75cm" svg:y="25.5cm">
          <text:p text:style-name="P11"><text:span text:style-name="T7">L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3" draw:text-style-name="P22" draw:layer="layout" svg:width="1.5cm" svg:height="1.5cm" svg:x="40.75cm" svg:y="17.75cm">
          <text:p text:style-name="P11"><text:span text:style-name="T7">LM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4" draw:text-style-name="P22" xml:id="id31" draw:id="id31" draw:layer="layout" svg:width="2.973cm" svg:height="1.605cm" svg:x="52.277cm" svg:y="23.145cm">
          <text:p text:style-name="P11"><text:span text:style-name="T7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5" draw:text-style-name="P19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6" draw:text-style-name="P22" draw:layer="layout" svg:width="1.5cm" svg:height="1.5cm" svg:x="55.75cm" svg:y="23.25cm">
          <text:p text:style-name="P11"><text:span text:style-name="T7">LM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7" draw:text-style-name="P22" xml:id="id32" draw:id="id32" draw:layer="layout" svg:width="2.973cm" svg:height="1.982cm" svg:x="3cm" svg:y="4.018cm">
          <text:p text:style-name="P11"><text:span text:style-name="T7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8" draw:text-style-name="P19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9" draw:text-style-name="P19" draw:layer="layout" draw:line-skew="0.485cm -8.375cm -2.979cm" svg:x1="17.5cm" svg:y1="11cm" svg:x2="5.742cm" svg:y2="20cm" draw:start-shape="id33" draw:start-glue-point="1" draw:end-shape="id34" draw:end-glue-point="3" svg:d="M17500 11000h750v-3500h-15752v12500h3244" svg:viewBox="0 0 15753 12501">
          <text:p/>
        </draw:connector>
        <draw:connector draw:name="Connector-Standard 33" draw:style-name="gr350" draw:text-style-name="P19" draw:layer="layout" draw:line-skew="-1.218cm" svg:x1="17.5cm" svg:y1="11cm" svg:x2="22.434cm" svg:y2="5.927cm" draw:start-shape="id33" draw:start-glue-point="1" draw:end-shape="id35" draw:end-glue-point="3" svg:d="M17500 11000h1249v-5073h3685" svg:viewBox="0 0 4935 5074">
          <text:p/>
        </draw:connector>
        <draw:connector draw:name="Connector-Standard 34" draw:style-name="gr351" draw:text-style-name="P19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2" draw:text-style-name="P22" draw:layer="layout" svg:width="1.5cm" svg:height="1.5cm" svg:x="1.75cm" svg:y="18cm">
          <text:p text:style-name="P11"><text:span text:style-name="T7">L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3" draw:text-style-name="P22" draw:layer="layout" svg:width="1.5cm" svg:height="1.5cm" svg:x="19cm" svg:y="5.25cm">
          <text:p text:style-name="P11"><text:span text:style-name="T7">L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4" draw:text-style-name="P22" draw:layer="layout" svg:width="1.5cm" svg:height="1.5cm" svg:x="20.5cm" svg:y="7cm">
          <text:p text:style-name="P11"><text:span text:style-name="T7">L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5" draw:text-style-name="P19" draw:layer="layout" draw:line-skew="0.3cm -0.105cm -2.69cm" svg:x1="35.683cm" svg:y1="5.927cm" svg:x2="23.703cm" svg:y2="11.548cm" draw:start-shape="id35" draw:start-glue-point="1" draw:end-shape="id37" draw:end-glue-point="3" svg:d="M35683 5927h565v2823h-15500v2798h2955" svg:viewBox="0 0 15501 5622">
          <text:p/>
        </draw:connector>
        <draw:connector draw:name="Connector-Standard 36" draw:style-name="gr356" draw:text-style-name="P19" draw:layer="layout" draw:line-skew="0.55cm 4.887cm -1.485cm" svg:x1="35.683cm" svg:y1="5.927cm" svg:x2="21.5cm" svg:y2="28.125cm" draw:start-shape="id35" draw:start-glue-point="1" draw:end-shape="id38" draw:end-glue-point="3" svg:d="M35683 5927h815v15823h-16748v6375h1750" svg:viewBox="0 0 16749 22199">
          <text:p/>
        </draw:connector>
        <draw:custom-shape draw:name="On-Page-Reference 34" draw:style-name="gr357" draw:text-style-name="P22" draw:layer="layout" svg:width="1.5cm" svg:height="1.5cm" svg:x="21cm" svg:y="10.75cm">
          <text:p text:style-name="P11"><text:span text:style-name="T7">WM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8" draw:text-style-name="P19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9" draw:text-style-name="P22" draw:layer="layout" svg:width="1.5cm" svg:height="1.5cm" svg:x="34.75cm" svg:y="36.75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60" draw:text-style-name="P22" draw:layer="layout" svg:width="1.5cm" svg:height="1.5cm" svg:x="34.751cm" svg:y="36.751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61" draw:text-style-name="P19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2" draw:text-style-name="P22" draw:layer="layout" svg:width="1.5cm" svg:height="1.5cm" svg:x="18.5cm" svg:y="32.75cm">
          <text:p text:style-name="P11"><text:span text:style-name="T7">MS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3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4" draw:text-style-name="P19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5" draw:text-style-name="P22" draw:layer="layout" svg:width="1.5cm" svg:height="1.5cm" svg:x="19cm" svg:y="21.75cm">
          <text:p text:style-name="P11"><text:span text:style-name="T7">W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6" draw:text-style-name="P22" draw:layer="layout" svg:width="1.5cm" svg:height="1.5cm" svg:x="18.5cm" svg:y="28.25cm">
          <text:p text:style-name="P11"><text:span text:style-name="T7">WM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7" draw:text-style-name="P19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8" draw:text-style-name="P22" draw:layer="layout" svg:width="1.5cm" svg:height="1.5cm" svg:x="19.75cm" svg:y="16.5cm">
          <text:p text:style-name="P11"><text:span text:style-name="T7">WM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9" draw:text-style-name="P37" draw:layer="layout" svg:width="17.948cm" svg:height="1.673cm" svg:x="22.856cm" svg:y="0.336cm">
          <draw:text-box>
            <text:p><text:span text:style-name="T8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9-30T19:17:40.457513800</dc:date>
    <meta:editing-duration>PT23H2M35S</meta:editing-duration>
    <meta:editing-cycles>52</meta:editing-cycles>
    <meta:generator>LibreOffice/25.2.0.3$Windows_X86_64 LibreOffice_project/e1cf4a87eb02d755bce1a01209907ea5ddc8f069</meta:generator>
    <meta:print-date>2025-09-30T19:09:23.758330500</meta:print-date>
    <meta:printed-by>Файлы PDF</meta:printed-by>
    <meta:document-statistic meta:object-count="391"/>
  </office:meta>
</office:document-meta>
</file>